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example</text:title></text:p>
      <text:p text:style-name="OrgTitle"/>
      <text:p text:style-name="OrgSubtitle"><text:initial-creator>Derek Feichtinger</text:initial-creator></text:p>
      <text:p text:style-name="Text_20_body"/>
      <text:p text:style-name="Text_20_body">This document is just for producing a style to be used together with org odt exporting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>
        <style:tab-stops>
          <style:tab-stop style:position="6.6929in" style:type="right"/>
        </style:tab-stops>
      </style:paragraph-properties>
      <style:text-properties style:font-name="Arial1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in" fo:margin-bottom="0in"/>
      <style:text-properties fo:font-size="24pt"/>
    </style:style>
    <style:style style:name="OrgSubtitle" style:family="paragraph" style:parent-style-name="Subtitle">
      <style:paragraph-properties fo:margin-top="0in" fo:margin-bottom="0in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OrgFootnoteQuotations" style:family="paragraph" style:parent-style-name="Footnote" style:class="html">
      <style:paragraph-properties fo:margin="100%"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in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in" fo:margin-bottom="0in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#c0c0c0" fo:padding="0.0193in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in" fo:margin-bottom="0.0827in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>
      <style:text-properties fo:font-size="8pt"/>
    </style:style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  <style:text-properties fo:font-size="10pt"/>
    </style:style>
    <style:style style:name="Listing" style:family="paragraph" style:parent-style-name="Caption" style:class="extra">
      <style:paragraph-properties fo:margin="100%" fo:margin-left="0in" fo:margin-right="0in" fo:margin-top="0in" fo:margin-bottom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style:background-transparency="100%" fo:padding="0in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fo:padding="0.0591in" fo:border="0.26pt solid #000000" style:shadow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erek Feichtinger</dc:creator>
    <meta:initial-creator>Derek Feichtinger</meta:initial-creator>
    <dc:date>2013-11-03T18:43:46</dc:date>
    <meta:creation-date>2013-11-01T14:57:51</meta:creation-date>
    <meta:generator>LibreOffice/3.5$Linux_x86 LibreOffice_project/350m1$Build-2</meta:generator>
    <meta:keyword>nil</meta:keyword>
    <dc:subject>nil</dc:subject>
    <dc:title>example</dc:title>
    <meta:editing-duration>P0D</meta:editing-duration>
    <meta:editing-cycles>5</meta:editing-cycles>
    <meta:document-statistic meta:table-count="0" meta:image-count="0" meta:object-count="0" meta:page-count="1" meta:paragraph-count="7" meta:word-count="20" meta:character-count="114" meta:non-whitespace-character-count="95"/>
  </office:meta>
</office:document-meta>
</file>